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35in" fo:margin-left="0.0035in" fo:margin-top="0in" fo:margin-bottom="0in" table:align="left" style:writing-mode="lr-tb"/>
    </style:style>
    <style:style style:name="Table1.A" style:family="table-column">
      <style:table-column-properties style:column-width="1.0667in"/>
    </style:style>
    <style:style style:name="Table1.B" style:family="table-column">
      <style:table-column-properties style:column-width="1.0646in"/>
    </style:style>
    <style:style style:name="Table1.C" style:family="table-column">
      <style:table-column-properties style:column-width="1.066in"/>
    </style:style>
    <style:style style:name="Table1.D" style:family="table-column">
      <style:table-column-properties style:column-width="1.7208in"/>
    </style:style>
    <style:style style:name="Table1.E" style:family="table-column">
      <style:table-column-properties style:column-width="1.431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end" style:justify-single-word="false"/>
    </style:style>
    <style:style style:name="P2" style:family="paragraph" style:parent-style-name="List_20_Paragraph" style:list-style-name="WWNum20"/>
    <style:style style:name="P3" style:family="paragraph" style:parent-style-name="List_20_Paragraph">
      <style:paragraph-properties fo:margin-left="0.25in" fo:margin-right="0in" fo:text-indent="0in" style:auto-text-indent="false"/>
    </style:style>
    <style:style style:name="P4" style:family="paragraph" style:parent-style-name="List_20_Paragraph" style:list-style-name="WWNum15"/>
    <style:style style:name="P5" style:family="paragraph" style:parent-style-name="List_20_Paragraph" style:list-style-name="WWNum20">
      <style:paragraph-properties fo:line-height="106%"/>
    </style:style>
    <style:style style:name="P6" style:family="paragraph" style:parent-style-name="List_20_Paragraph" style:list-style-name="WWNum19">
      <style:paragraph-properties fo:line-height="106%"/>
    </style:style>
    <style:style style:name="P7" style:family="paragraph" style:parent-style-name="List_20_Paragraph">
      <style:paragraph-properties fo:margin-left="0.2917in" fo:margin-right="0in" fo:text-indent="0in" style:auto-text-indent="false"/>
    </style:style>
    <style:style style:name="P8" style:family="paragraph" style:parent-style-name="List_20_Paragraph" style:list-style-name="WWNum37"/>
    <style:style style:name="P9" style:family="paragraph" style:parent-style-name="List_20_Paragraph" style:list-style-name="WWNum37">
      <style:paragraph-properties fo:margin-top="0in" fo:margin-bottom="0.111in" style:contextual-spacing="false"/>
    </style:style>
    <style:style style:name="P10" style:family="paragraph" style:parent-style-name="List_20_Paragraph" style:list-style-name="WWNum37">
      <style:text-properties officeooo:paragraph-rsid="000f747a"/>
    </style:style>
    <style:style style:name="P11" style:family="paragraph" style:parent-style-name="List_20_Paragraph">
      <style:paragraph-properties fo:margin-left="0.25in" fo:margin-right="0in" fo:margin-top="0in" fo:margin-bottom="0in" style:contextual-spacing="true" fo:line-height="100%" fo:orphans="0" fo:widows="0" fo:text-indent="0in" style:auto-text-indent="false"/>
      <style:text-properties fo:color="#000000" loext:opacity="100%"/>
    </style:style>
    <style:style style:name="P12" style:family="paragraph" style:parent-style-name="List_20_Paragraph">
      <style:paragraph-properties fo:margin-left="0.5417in" fo:margin-right="0in" fo:margin-top="0in" fo:margin-bottom="0in" style:contextual-spacing="true" fo:line-height="100%" fo:orphans="0" fo:widows="0" fo:text-indent="0in" style:auto-text-indent="false"/>
      <style:text-properties fo:color="#000000" loext:opacity="100%"/>
    </style:style>
    <style:style style:name="P13" style:family="paragraph" style:parent-style-name="List_20_Paragraph">
      <style:text-properties fo:color="#000000" loext:opacity="100%" style:font-name="Calibri" style:font-name-asian="Times New Roman1" style:language-asian="nl" style:country-asian="NL" style:font-name-complex="Calibri1"/>
    </style:style>
    <style:style style:name="P14" style:family="paragraph" style:parent-style-name="List_20_Paragraph" style:list-style-name="WWNum12"/>
    <style:style style:name="P15" style:family="paragraph" style:parent-style-name="List_20_Paragraph" style:list-style-name="WWNum12">
      <style:paragraph-properties fo:margin-top="0in" fo:margin-bottom="0in" style:contextual-spacing="true" fo:line-height="100%" fo:orphans="0" fo:widows="0"/>
    </style:style>
    <style:style style:name="P16" style:family="paragraph" style:parent-style-name="List_20_Paragraph" style:list-style-name="WWNum2"/>
    <style:style style:name="P17" style:family="paragraph" style:parent-style-name="List_20_Paragraph">
      <style:paragraph-properties fo:margin-left="0in" fo:margin-right="0in" fo:text-indent="0in" style:auto-text-indent="false"/>
    </style:style>
    <style:style style:name="P18" style:family="paragraph" style:parent-style-name="List_20_Paragraph" style:list-style-name="WWNum32"/>
    <style:style style:name="P19" style:family="paragraph" style:parent-style-name="List_20_Paragraph" style:list-style-name="WWNum33"/>
    <style:style style:name="P20" style:family="paragraph" style:parent-style-name="List_20_Paragraph" style:list-style-name="WWNum33">
      <style:text-properties fo:color="#ff0000" loext:opacity="100%"/>
    </style:style>
    <style:style style:name="P21" style:family="paragraph" style:parent-style-name="List_20_Paragraph" style:list-style-name="WWNum40"/>
    <style:style style:name="P22" style:family="paragraph" style:parent-style-name="List_20_Paragraph" style:list-style-name="WWNum38"/>
    <style:style style:name="P23" style:family="paragraph" style:parent-style-name="List_20_Paragraph" style:list-style-name="WWNum39"/>
    <style:style style:name="P24" style:family="paragraph" style:parent-style-name="List_20_Paragraph" style:list-style-name="WWNum35"/>
    <style:style style:name="P25" style:family="paragraph" style:parent-style-name="List_20_Paragraph" style:list-style-name="WWNum28"/>
    <style:style style:name="P26" style:family="paragraph" style:parent-style-name="List_20_Paragraph" style:list-style-name="WWNum31"/>
    <style:style style:name="P27" style:family="paragraph" style:parent-style-name="List_20_Paragraph" style:list-style-name="WWNum20">
      <style:text-properties officeooo:rsid="0007a2b2" officeooo:paragraph-rsid="0007a2b2"/>
    </style:style>
    <style:style style:name="P28" style:family="paragraph" style:parent-style-name="List_20_Paragraph" style:list-style-name="WWNum20">
      <style:text-properties officeooo:rsid="0008b9a9" officeooo:paragraph-rsid="0008b9a9"/>
    </style:style>
    <style:style style:name="P29" style:family="paragraph" style:parent-style-name="List_20_Paragraph" style:list-style-name="WWNum15">
      <style:text-properties officeooo:rsid="0009f4dc" officeooo:paragraph-rsid="0009f4dc"/>
    </style:style>
    <style:style style:name="P30" style:family="paragraph" style:parent-style-name="List_20_Paragraph" style:list-style-name="WWNum19">
      <style:paragraph-properties fo:line-height="106%"/>
      <style:text-properties officeooo:rsid="000bcac4" officeooo:paragraph-rsid="000bcac4"/>
    </style:style>
    <style:style style:name="P31" style:family="paragraph" style:parent-style-name="List_20_Paragraph" style:list-style-name="WWNum20">
      <style:text-properties officeooo:rsid="00115794" officeooo:paragraph-rsid="00115794"/>
    </style:style>
    <style:style style:name="P32" style:family="paragraph" style:parent-style-name="Standard">
      <style:text-properties fo:color="#ff0000" loext:opacity="100%"/>
    </style:style>
    <style:style style:name="P33" style:family="paragraph" style:parent-style-name="Standard">
      <style:text-properties fo:color="#ff0000" loext:opacity="100%" fo:font-weight="bold" style:font-weight-asian="bold" style:font-weight-complex="bold"/>
    </style:style>
    <style:style style:name="P34" style:family="paragraph" style:parent-style-name="Standard">
      <style:paragraph-properties fo:margin-top="0in" fo:margin-bottom="0in" style:contextual-spacing="true" fo:line-height="100%" fo:text-align="start" style:justify-single-word="false" fo:orphans="2" fo:widows="2"/>
      <style:text-properties fo:color="#ff0000" loext:opacity="100%" style:font-name="Arial" fo:font-size="10pt" style:letter-kerning="false" style:font-name-asian="Calibri1" style:font-size-asian="10pt" style:language-asian="en" style:country-asian="US" style:font-name-complex="Arial2" style:font-size-complex="10pt" style:language-complex="ar" style:country-complex="SA"/>
    </style:style>
    <style:style style:name="P35" style:family="paragraph" style:parent-style-name="Standard">
      <style:text-properties fo:color="#ff0000" loext:opacity="100%" fo:font-size="12pt" style:font-size-asian="12pt" style:font-size-complex="12pt"/>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line-height="106%"/>
    </style:style>
    <style:style style:name="P38" style:family="paragraph" style:parent-style-name="Standard">
      <style:paragraph-properties fo:margin-left="0.2957in" fo:margin-right="0in" fo:text-indent="0in" style:auto-text-indent="false"/>
    </style:style>
    <style:style style:name="P39" style:family="paragraph" style:parent-style-name="Standard">
      <style:paragraph-properties fo:margin-top="0in" fo:margin-bottom="0in" style:contextual-spacing="true" fo:line-height="100%" fo:text-align="start" style:justify-single-word="false" fo:orphans="2" fo:widows="2"/>
      <style:text-properties style:font-name="Arial" fo:font-size="10pt" style:letter-kerning="false" style:font-name-asian="Calibri1" style:font-size-asian="10pt" style:language-asian="en" style:country-asian="US" style:font-name-complex="Arial2" style:font-size-complex="10pt" style:language-complex="ar" style:country-complex="SA"/>
    </style:style>
    <style:style style:name="P40" style:family="paragraph" style:parent-style-name="Standard">
      <style:paragraph-properties fo:margin-top="0in" fo:margin-bottom="0in" style:contextual-spacing="true" fo:line-height="100%" fo:text-align="start" style:justify-single-word="false" fo:orphans="2" fo:widows="2"/>
      <style:text-properties style:font-name="Arial" fo:font-size="10pt" fo:font-weight="bold" style:letter-kerning="false" style:font-name-asian="Calibri1" style:font-size-asian="10pt" style:language-asian="en" style:country-asian="US" style:font-weight-asian="bold" style:font-name-complex="Arial2" style:font-size-complex="10pt" style:language-complex="ar" style:country-complex="SA" style:font-weight-complex="bold"/>
    </style:style>
    <style:style style:name="P41" style:family="paragraph" style:parent-style-name="Standard">
      <style:text-properties fo:font-size="12pt" fo:font-weight="bold" style:font-size-asian="12pt" style:font-weight-asian="bold" style:font-size-complex="12pt" style:font-weight-complex="bold"/>
    </style:style>
    <style:style style:name="P42" style:family="paragraph" style:parent-style-name="Standard">
      <style:paragraph-properties fo:margin-left="0.25in" fo:margin-right="0in" fo:text-indent="0in" style:auto-text-indent="false"/>
      <style:text-properties fo:font-size="12pt" style:font-size-asian="12pt" style:font-size-complex="12pt"/>
    </style:style>
    <style:style style:name="P43" style:family="paragraph" style:parent-style-name="Standard">
      <style:text-properties fo:color="#000000" loext:opacity="100%" style:font-name="Calibri" style:font-name-asian="Times New Roman1" style:language-asian="nl" style:country-asian="NL" style:font-name-complex="Calibri1"/>
    </style:style>
    <style:style style:name="P44" style:family="paragraph" style:parent-style-name="Standard">
      <style:paragraph-properties fo:margin-left="0.25in" fo:margin-right="0in" fo:text-indent="0in" style:auto-text-indent="false"/>
    </style:style>
    <style:style style:name="P45" style:family="paragraph" style:parent-style-name="Standard">
      <style:text-properties fo:font-style="italic" style:font-style-asian="italic" style:font-style-complex="italic"/>
    </style:style>
    <style:style style:name="P46" style:family="paragraph">
      <loext:graphic-properties draw:fill="solid" draw:fill-color="#ffffff"/>
      <style:paragraph-properties fo:text-align="start"/>
      <style:text-properties fo:font-size="18pt"/>
    </style:style>
    <style:style style:name="T1" style:family="text">
      <style:text-properties fo:color="#ff0000" loext:opacity="100%"/>
    </style:style>
    <style:style style:name="T2" style:family="text">
      <style:text-properties fo:color="#ff0000" loext:opacity="100%" fo:font-weight="bold" style:font-weight-asian="bold" style:font-weight-complex="bold"/>
    </style:style>
    <style:style style:name="T3" style:family="text">
      <style:text-properties fo:color="#ff0000" loext:opacity="100%" fo:font-style="italic" style:font-style-asian="italic" style:font-style-complex="italic"/>
    </style:style>
    <style:style style:name="T4" style:family="text">
      <style:text-properties fo:color="#ff0000" loext:opacity="100%" style:font-name="Calibri" style:font-name-asian="Times New Roman1" style:language-asian="nl" style:country-asian="NL" style:font-name-complex="Calibri1"/>
    </style:style>
    <style:style style:name="T5" style:family="text">
      <style:text-properties fo:color="#ff0000" loext:opacity="100%" style:font-name="Calibri" fo:language="en" fo:country="US" style:font-name-asian="Times New Roman1" style:language-asian="nl" style:country-asian="NL" style:font-name-complex="Calibri1"/>
    </style:style>
    <style:style style:name="T6" style:family="text">
      <style:text-properties fo:color="#ff0000" loext:opacity="100%" fo:font-size="12pt" style:font-size-asian="12pt" style:font-size-complex="12pt"/>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color="#000000" loext:opacity="100%"/>
    </style:style>
    <style:style style:name="T10" style:family="text">
      <style:text-properties fo:color="#000000" loext:opacity="100%" fo:background-color="#ffff00"/>
    </style:style>
    <style:style style:name="T11" style:family="text">
      <style:text-properties fo:color="#000000" loext:opacity="100%" style:font-name="Calibri" fo:font-weight="bold" style:font-name-asian="Times New Roman1" style:language-asian="nl" style:country-asian="NL" style:font-weight-asian="bold" style:font-name-complex="Calibri1" style:font-weight-complex="bold"/>
    </style:style>
    <style:style style:name="T12" style:family="text">
      <style:text-properties fo:color="#000000" loext:opacity="100%" style:font-name="Calibri" style:font-name-asian="Times New Roman1" style:language-asian="nl" style:country-asian="NL" style:font-name-complex="Calibri1"/>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style="italic" fo:font-weight="bold" style:font-size-asian="12pt" style:font-style-asian="italic" style:font-weight-asian="bold" style:font-size-complex="12pt" style:font-style-complex="italic" style:font-weight-complex="bold"/>
    </style:style>
    <style:style style:name="T15" style:family="text">
      <style:text-properties officeooo:rsid="0009cda2"/>
    </style:style>
    <style:style style:name="gr1" style:family="graphic" style:parent-style-name="Frame">
      <style:graphic-properties draw:stroke="solid" svg:stroke-width="0.0071in" svg:stroke-color="#000000" draw:fill="solid" draw:fill-color="#ffffff" draw:textarea-vertical-align="top" draw:auto-grow-height="false" fo:min-height="0.361in" fo:min-width="6.0189in" fo:padding-top="0.05in" fo:padding-bottom="0.05in" fo:padding-left="0.1in" fo:padding-right="0.1in" fo:wrap-option="wrap" fo:margin-left="0in" fo:margin-right="0.011in" fo:margin-top="0in" fo:margin-bottom="0.0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eftoetsvragen Professional Skills IoT/OSM PSESD S2 Periode 3</text:h>
      <text:p text:style-name="Standard">Hieronder vind je een proeftoets over het thema Samenwerken. Hierin zijn de verschillende thema’s gegroepeerd. Je kunt deze als voorbeeld gebruiken voor het maken van eigen toetsvragen. </text:p>
      <text:p text:style-name="Standard"><text:span text:style-name="T1">Let op de zuivere Theorievragen zijn hier niet beantwoord, zoek de antwoorden daarvan zelf op in de desbetreffende reader, we geven wel pointers naar de reader waar je kunt kijken.</text:span></text:p>
      <text:p text:style-name="P32"/>
      <text:p text:style-name="Standard"/>
      <text:p text:style-name="Standard"><text:span text:style-name="T7">Fasen van groepsvorming - Tuckman</text:span></text:p>
      <text:list xml:id="list3950781173" text:style-name="WWNum20">
        <text:list-item>
          <text:p text:style-name="P2">Welke 5 fasen kent het model voor groepsdynamiek van Tuckman? Noteer ze in de juiste volgorde.</text:p>
          <text:p text:style-name="P31">Forming, Storming, Norming, Performing, Adjourning</text:p>
        </text:list-item>
      </text:list>
      <text:p text:style-name="P3"><text:span text:style-name="T1">Zie figuur 2 Reader Samenwerken in Teams</text:span></text:p>
      <text:p text:style-name="P36"/>
      <text:p text:style-name="Standard"><text:span text:style-name="T7">Besluitvorming: BOB, besluitvormingsmethodes</text:span></text:p>
      <text:list xml:id="list160130866466128" text:continue-numbering="true" text:style-name="WWNum20">
        <text:list-item>
          <text:p text:style-name="P2">Wat is het doel van de Oordeelsvormende fase uit het BOB-model (Beeldvorming-Oordeelsvorming-Besluitvorming).</text:p>
          <text:p text:style-name="P27">Het doel is om een oordeel te kunnen maken over iets, waarna er hierop een besluit genomen kan worden.</text:p>
        </text:list-item>
      </text:list>
      <text:p text:style-name="List_20_Paragraph"><text:span text:style-name="T1">Zie Reader besluitvorming H2</text:span></text:p>
      <text:p text:style-name="List_20_Paragraph"/>
      <text:list xml:id="list160131221729146" text:continue-numbering="true" text:style-name="WWNum20">
        <text:list-item>
          <text:p text:style-name="P2">Noem 2 nadelen van het nemen van een besluit op basis van autoriteit.</text:p>
          <text:p text:style-name="P28">Het is meestal niet een <text:span text:style-name="T15">inhoudelijk goed </text:span>besluit <text:span text:style-name="T15">en het zorgt ervoor dat veel mensen er niet bij betrokken zijn en zich dus ook zo kunnen voelen.</text:span></text:p>
        </text:list-item>
      </text:list>
      <text:p text:style-name="List_20_Paragraph"><text:span text:style-name="T1">Zie reader besluitvorming H3</text:span></text:p>
      <text:p text:style-name="List_20_Paragraph"/>
      <text:list xml:id="list160132825155438" text:continue-numbering="true" text:style-name="WWNum20">
        <text:list-item>
          <text:p text:style-name="P2">Hieronder volgt een stuk cursieve tekst. Beantwoord daarover de volgende vragen.</text:p>
        </text:list-item>
      </text:list>
      <text:p text:style-name="List_20_Paragraph"/>
      <text:list xml:id="list3116159853" text:style-name="WWNum15">
        <text:list-item>
          <text:p text:style-name="P4">Geef twee besluitvormingsmethoden die je in deze situatie zou kunnen gebruiken om te komen tot een door het team voldoende gedragen antwoord aan de opdrachtgever. </text:p>
          <text:p text:style-name="P29">Stemmen en een consensus.</text:p>
        </text:list-item>
        <text:list-item>
          <text:p text:style-name="P4">Motiveer beide antwoorden. Als je daarbij aannames doet: maak ze expliciet.</text:p>
          <text:p text:style-name="P29">Stemmen omdat het de hele groep betrekt en snel moet gebeuren, consensus omdat iedereen het er ook mee eens zou moeten zijn, want anders gaan mensen met tegenzin naar de presentatie, wat al helemaal dramatisch zou zijn.</text:p>
        </text:list-item>
      </text:list>
      <text:p text:style-name="Standard"><text:span text:style-name="T8">Het is de laatste week van het project. Jullie zijn snoeihard aan het werk om het projectresultaat goed neer te zetten. Eerlijk gezegd hadden jullie eerder met jullie eindsprint moeten beginnen: nog niet alles is af genoeg, en deze eindpresentatie telt mee met jullie eindcijfer.</text:span></text:p>
      <text:p text:style-name="Standard"><text:span text:style-name="T8">Morgen om 11 uur presenteren jullie het eindresultaat, op school, aan de opdrachtgever. De opdrachtgever belt op, en vraag of de presentatie tóch bij hem op het bedrijf, in Cuijk (20 km ten zuiden van Nijmegen) kan worden gehouden. Dan kan hij daarna nog naar een andere afspraak. Voor jullie betekent dit: minder voorbereidingstijd. Door allerlei omstandigheden is het niet te verwachten dat er ’s avonds of ’s nachts kan worden doorgewerkt.</text:span></text:p>
      <text:p text:style-name="Standard"/>
      <text:p text:style-name="Standard"/>
      <text:p text:style-name="Standard"><text:span text:style-name="T1">a. Stemmen of loten of delegeren<text:line-break/>b. Motivatie: Het is een belangrijk besluit. Toch wil je een methode die snel gaat want er is niet veel tijd. </text:span><text:soft-page-break/><text:span text:style-name="T1">Alle tijd die jullie besteden aan praten over het besluit kun je beter gebruiken voor het verder werken aan de presentatie. In alle gevallen moet er voldoende vertrouwen zijn in de gekozen methode.</text:span></text:p>
      <text:p text:style-name="P32"/>
      <text:list xml:id="list160131101132347" text:continue-list="list160132825155438" text:style-name="WWNum20">
        <text:list-item>
          <text:p text:style-name="P5">Hieronder vind je in cursief een situatieschets. Geef per regel aan welke fase van het BOB-model <text:s/>aan de orde is.</text:p>
        </text:list-item>
      </text:list>
      <text:p text:style-name="P37"><text:span text:style-name="T8">Het team vergadert over de aanvangstijd van de werkdag tijdens het project.</text:span></text:p>
      <text:list xml:id="list542910204" text:style-name="WWNum19">
        <text:list-item>
          <text:p text:style-name="P6"><text:span text:style-name="T8">Piet opent het gesprek en zegt dat hij pas om half 10 op school kan zijn want anders moet hij erg vroeg opstaan: hij heeft anderhalf uur reistijd</text:span></text:p>
          <text:p text:style-name="P30"><text:span text:style-name="T8">Beeld.</text:span></text:p>
        </text:list-item>
        <text:list-item>
          <text:p text:style-name="P6"><text:span text:style-name="T8">Mo zegt: dan neem je maar een trein eerder</text:span></text:p>
          <text:p text:style-name="P30"><text:span text:style-name="T8">Beeld.</text:span></text:p>
        </text:list-item>
        <text:list-item>
          <text:p text:style-name="P6"><text:span text:style-name="T8">Rachel vraagt: “we moeten toch gewoon om 9 uur beginnen? In de courseperiode beginnen dan de lessen”</text:span></text:p>
          <text:p text:style-name="P30"><text:span text:style-name="T8">Beeld.</text:span></text:p>
        </text:list-item>
        <text:list-item>
          <text:p text:style-name="P6"><text:span text:style-name="T8">Angelique vraagt: wat zijn eigenlijk de eisen van school, hoeveel uur moeten we per week maken?</text:span></text:p>
        </text:list-item>
        <text:list-item>
          <text:p text:style-name="P6"><text:span text:style-name="T8">Er ontstaat een discussie waarin mensen de studiegids erbij pakken, waarna duidelijk is dat er 8 uur per dag moet worden gewerkt, en dat pauzes daar nog bovenop komen</text:span></text:p>
        </text:list-item>
        <text:list-item>
          <text:p text:style-name="P6"><text:span text:style-name="T8">Mo stelt voor dat iedereen opschrijft hoe laat hij of zij het liefst zou willen beginnen. Zo blijkt dat alleen Piet om half 10 wil starten, de rest al om half 9.</text:span></text:p>
        </text:list-item>
        <text:list-item>
          <text:p text:style-name="P6"><text:span text:style-name="T8">Voor- en nadelen van vroeg of laat beginnen worden uitgewisseld</text:span></text:p>
        </text:list-item>
        <text:list-item>
          <text:p text:style-name="P6"><text:span text:style-name="T8">Rachel stelt voor beide alternatieven op het bord te zetten, en de voor- en nadelen van ieder alternatief tegen elkaar af te zetten</text:span></text:p>
        </text:list-item>
        <text:list-item>
          <text:p text:style-name="P6"><text:span text:style-name="T8">Dan zegt Angelique opeens dat zij sowieso iedere dag om 5 uur naar huis moet, omdat ze voor half 6 haar broertje uit de kinderopvang moet halen, want haar vader is ernstig ziek en er is niemand anders die dit kan doen</text:span></text:p>
        </text:list-item>
        <text:list-item>
          <text:p text:style-name="P6"><text:span text:style-name="T8">Hier heeft iedereen begrip voor en zo komt het team tot overeenstemming: ze starten om 8.30 uur</text:span></text:p>
        </text:list-item>
      </text:list>
      <text:p text:style-name="P7"/>
      <text:p text:style-name="Standard"><text:span text:style-name="T1">Antwoord: 1: oordeelsvorming 2: oordeelsvorming 3. oordeelsvorming 4. Beeldvorming 5. Beeldvorming 6. Beeldvorming 7. Beeldvorming 9. Oordeelsvorming 10. Besluitvorming</text:span></text:p>
      <text:p text:style-name="Standard"><text:span text:style-name="T2"/></text:p>
      <text:p text:style-name="P33"/>
      <text:p text:style-name="P36"/>
      <text:p text:style-name="Standard"><text:span text:style-name="T7">Conflicthantering&gt; Thomas &amp; Kilman/Glasl </text:span></text:p>
      <text:p text:style-name="P32"/>
      <text:list xml:id="list2517881664" text:style-name="WWNum37">
        <text:list-item>
          <text:p text:style-name="P10">Volgens Thomas &amp; Kilman is Wedijveren </text:p>
        </text:list-item>
      </text:list>
      <text:p text:style-name="List_20_Paragraph"><text:span text:style-name="T9">a)<text:tab/>… optimaal rekening houden met eigen belang én dat van de ander </text:span></text:p>
      <text:p text:style-name="List_20_Paragraph"><text:span text:style-name="T9">b)<text:tab/>… optimaal rekening houden met het eigen belang en beperkt met dat van de ander</text:span></text:p>
      <text:p text:style-name="List_20_Paragraph"><text:span text:style-name="T9">c)<text:tab/>… <text:s/>beperkt rekening houden met het eigen belang en optimaal met dat van de ander</text:span></text:p>
      <text:p text:style-name="List_20_Paragraph"><text:span text:style-name="T9">d)<text:tab/>… beperkt rekening houden met het eigen belang én dat van de ander</text:span></text:p>
      <text:p text:style-name="Standard"><text:span text:style-name="T1">Antwoord B</text:span></text:p>
      <text:list xml:id="list160130928574867" text:continue-numbering="true" text:style-name="WWNum37">
        <text:list-item>
          <text:p text:style-name="P8">Noem 2 soorten tekst die escalatie van een conflict kunnen triggeren</text:p>
        </text:list-item>
      </text:list>
      <text:p text:style-name="List_20_Paragraph"/>
      <text:list xml:id="list160132352632120" text:continue-numbering="true" text:style-name="WWNum37">
        <text:list-item>
          <text:p text:style-name="P8">Hieronder vind je in cursief een situatieschets. Beantwoord daarover de volgende vragen:</text:p>
        </text:list-item>
      </text:list>
      <text:p text:style-name="P11"/>
      <text:list xml:id="list2833063161" text:style-name="WWNum12">
        <text:list-item>
          <text:p text:style-name="P14"><text:span text:style-name="T9">Van welke Thomas &amp; Kilmann-conflicthanteringsstijl is sprake bij Vincent?</text:span> </text:p>
        </text:list-item>
        <text:list-item>
          <text:p text:style-name="P15"><text:span text:style-name="T9">Motiveer je antwoord met behulp van de theorie</text:span></text:p>
        </text:list-item>
        <text:list-item>
          <text:p text:style-name="P14"><text:soft-page-break/><text:span text:style-name="T9">Van welke Thomas &amp; Kilmann-conflicthanteringsstijl is sprake bij Judith?</text:span> </text:p>
        </text:list-item>
        <text:list-item>
          <text:p text:style-name="P15"><text:span text:style-name="T9">Motiveer je antwoord met behulp van de theorie</text:span></text:p>
        </text:list-item>
      </text:list>
      <text:p text:style-name="P12"/>
      <text:p text:style-name="Standard"><text:span text:style-name="T8">Voor de derde keer komt een projectteam voor een sprintreview bij opdrachtgever Marijke, en krijgen ze een appje van haar: “Sorry dat ik moet afzeggen, maar er is iets heel belangrijks tussengekomen. Ik heb aan Judith gevraagd of zij jullie te woord wil staan”. Het team gaat dus maar wéér met Judith in gesprek, maar al snel blijkt dat zij eigenlijk te weinig kennis van zaken heeft om te kunnen beslissen welke user stories belangrijk zijn. Vincent, die namens het team de vergadering voorzit, stelt voor om Marijke dan maar een mail te sturen met een voorstel voor prioriteiten, waardoor Marijke alsnog zelf kan beslissen. Judith vindt dit prima, zo hoeft ze geen besluiten te nemen die later misschien door Marijke worden herroepen.</text:span></text:p>
      <text:p text:style-name="P32"/>
      <text:p text:style-name="Standard"><text:span text:style-name="T1">a.Compromis </text:span></text:p>
      <text:p text:style-name="Standard"><text:span text:style-name="T1">b) Compromis doet recht aan ieders belangen: die van het team en die van Judith. Deze weg levert het beste inhoudelijke besluit op. Alternatief antwoord: het team doet zichzelf geen recht (want kan niet verder werken zolang ze geen antwoord hebben) en richt zich zeer op het belang van Marijke. Dus: aanpassen </text:span></text:p>
      <text:p text:style-name="Standard"><text:span text:style-name="T1">c) Vermijden </text:span></text:p>
      <text:p text:style-name="Standard"><text:span text:style-name="T1">d) Judith vermijdt zo een conflict met Marijke doordat ze geen besluit hoeft te nemen</text:span></text:p>
      <text:list xml:id="list160131024927496" text:continue-list="list160132352632120" text:style-name="WWNum37">
        <text:list-item>
          <text:p text:style-name="P9">In fase 1 van de escalatieladder van Glasl is er sprake van bewustzijn bij partijen dat de samenwerking niet optimaal is. Welk gedrag hoort bij deze fase? Geef 2 voorbeelden. </text:p>
        </text:list-item>
      </text:list>
      <text:p text:style-name="P36"/>
      <text:p text:style-name="Standard"><text:span text:style-name="T7">Lencioni&gt; voorwaarden voor teamwork </text:span></text:p>
      <text:p text:style-name="P32"/>
      <text:list xml:id="list160131455470298" text:continue-numbering="true" text:style-name="WWNum37">
        <text:list-item>
          <text:p text:style-name="P8">In de Piramide van Lencioni is Aandacht voor Resultaten het bovenste stukje van de Piramide. Noem 2 kenmerken van een team waarbij resultaten niet op de eerste plaats komen .</text:p>
        </text:list-item>
      </text:list>
      <text:p text:style-name="List_20_Paragraph"/>
      <text:list xml:id="list160131150884852" text:continue-numbering="true" text:style-name="WWNum37">
        <text:list-item>
          <text:p text:style-name="P8">Hieronder vind je in cursief een tekst. Beantwoord daarover de volgende vragen:</text:p>
        </text:list-item>
      </text:list>
      <text:list xml:id="list2234647123" text:style-name="WWNum2">
        <text:list-item>
          <text:list>
            <text:list-item>
              <text:p text:style-name="P16">Wat is er –in termen van de piramide van Lencioni- aan de hand in dit team? Noem de twee treden die in deze situatie het meest geraakt worden</text:p>
            </text:list-item>
            <text:list-item>
              <text:p text:style-name="P16">Beargumenteer voor iedere trede je antwoord </text:p>
            </text:list-item>
            <text:list-item>
              <text:p text:style-name="P16">Geef 2 interventies die je in een BIM-project kunt inzetten om de situatie te verbeteren</text:p>
            </text:list-item>
          </text:list>
        </text:list-item>
      </text:list>
      <text:p text:style-name="Standard"><text:span text:style-name="T8">Gedurende het hele project duren de vergaderingen exact zo lang als in de agenda staat aangegeven. Agendapunten worden door teamleden van te voren aangedragen, maar tijdens de vergadering blijft het team eigenlijk altijd hangen in de beeldvormende fase uit het BOB-model. Meestal wordt het punt afgesloten met een taak voor één van de teamleden waarin hij iets verder moet uitzoeken, want: “ er is nog onvoldoende informatie om het besluit nu te kunnen nemen”</text:span></text:p>
      <text:p text:style-name="Standard"/>
      <text:p text:style-name="Standard"/>
      <text:p text:style-name="Standard"><text:span text:style-name="T1">Antwoorden vraag 2: </text:span></text:p>
      <text:p text:style-name="Standard"><text:span text:style-name="T1">A) Gebrek aan betrokkenheid en conflictvermijding </text:span></text:p>
      <text:p text:style-name="Standard"><text:span text:style-name="T1">B) Gebrek aan betrokkenheid. Het team is geen eenheid: er is sprake van niet aflatende analyse en onnodige vertraging. Conflictvermijding: niemand spreekt elkaar aan op het feit dat er steeds hetzelfde gebeurt waardoor ze steeds niet verder komen. </text:span></text:p>
      <text:p text:style-name="Standard"><text:span text:style-name="T1">C) Bijvoorbeeld: Tijd nemen voor consensusbesluitvorming. Iedereen daarin echt om commitment vragen Niet schuiven met de deadlines. Afspreken wat je doet als na x tijd blijkt dat de beslissing toch niet goed wat Voorbeelden van situaties laten zien waarin het team eerder wél besluiten nam obv onvolledige informatie (die goed uitpakten)</text:span></text:p>
      <text:p text:style-name="Standard"/>
      <text:p text:style-name="Standard"><text:soft-page-break/></text:p>
      <text:p text:style-name="Standard"><text:span text:style-name="T7">PSU – afspraken maken</text:span></text:p>
      <text:list xml:id="list160131212839744" text:continue-list="list160131150884852" text:style-name="WWNum37">
        <text:list-item>
          <text:p text:style-name="P8">Noem 2 redenen waarom je tijdens de Project Start Up collectief met de opdrachtgever rond de tafel wilt.</text:p>
        </text:list-item>
      </text:list>
      <text:p text:style-name="Standard"><text:span text:style-name="T1">Zie reader samenwerken in teams H2.1 en Bijlage de collectieve intake</text:span></text:p>
      <text:p text:style-name="Standard"/>
      <text:p text:style-name="Standard"/>
      <text:p text:style-name="Standard"/>
      <text:p text:style-name="Standard"><text:span text:style-name="T7">Begrippen in uit het PvA&gt; risico’s, randvoorwaarden, projectgrenzen</text:span></text:p>
      <text:p text:style-name="P36"/>
      <text:p text:style-name="P17">13a) <text:s/>Wat is een randvoorwaarde?</text:p>
      <text:p text:style-name="P17">b) <text:s/>Wanneer is een randvoorwaarde goed geformuleerd?</text:p>
      <text:p text:style-name="P17">c) <text:s/>Is de randvoorwaarde zoals hieronder in het kader geformuleerd correct? Motiveer je antwoord, maak daarbij gebruik van je op vraag a en b</text:p>
      <text:p text:style-name="P17"/>
      <text:p text:style-name="P17"><draw:custom-shape text:anchor-type="char" draw:z-index="0" draw:name="Tekstvak 1" draw:style-name="gr1" draw:text-style-name="P46" svg:width="6.2185in" svg:height="0.4606in" svg:x="0.1028in" svg:y="0.0217in"><text:p text:style-name="Frame_20_contents">De toolstack, met daarin ondermeer het scrumboard en de repositories is tijdens het project beschikbaar.</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list xml:id="list1103118011" text:style-name="WWNum32">
        <text:list-item>
          <text:p text:style-name="P18"><text:span text:style-name="T1">Randvoorwaarde stelt het team aan iemand anders. Wordt er niet aan voldaan, dan zal het resultaat niet tijdig en met het juiste resultaat worden behaald.</text:span></text:p>
        </text:list-item>
        <text:list-item>
          <text:p text:style-name="P18"><text:span text:style-name="T1">5xW 1xH of SMART (beide antwoorden zijn goed)</text:span></text:p>
        </text:list-item>
        <text:list-item>
          <text:p text:style-name="P18"><text:span text:style-name="T1">Hij is niet aan iemand anders gesteld&gt; wie stelt beschikbaar? Als dit er niet is zal het project inderdaad mislukken. <text:line-break/>5x W 1x H&gt; (mag ook SMART verwoord, maar er moet hetzelfde uitkomen)</text:span></text:p>
        </text:list-item>
      </text:list>
      <text:list xml:id="list1677634406" text:style-name="WWNum33">
        <text:list-item>
          <text:p text:style-name="P19"><text:span text:style-name="T1">Wie wordt hier aangesproken? Wie moet leveren?</text:span></text:p>
        </text:list-item>
        <text:list-item>
          <text:p text:style-name="P19"><text:span text:style-name="T1">Wat&gt; de toolstack, maar </text:span><text:span text:style-name="T3">ondermeer</text:span><text:span text:style-name="T1"> is geen scherpe term: wat moet er per se beschikbaar zijn?</text:span></text:p>
        </text:list-item>
        <text:list-item>
          <text:p text:style-name="P19"><text:span text:style-name="T1">Wanneer&gt; wanneer start en eindigt het project?</text:span></text:p>
        </text:list-item>
        <text:list-item>
          <text:p text:style-name="P19"><text:span text:style-name="T1">Waarom&gt; omdat het team het anders het werk niet kan delen/niet kan samenwerken; omdat de docenten het werk niet kunnen inzien</text:span></text:p>
        </text:list-item>
        <text:list-item>
          <text:p text:style-name="P19"><text:span text:style-name="T1">Waar&gt; waar moet dit beschikbaar zijn?</text:span></text:p>
        </text:list-item>
        <text:list-item>
          <text:p text:style-name="P19"><text:span text:style-name="T1">Hoe&gt; is hier minder relevant</text:span></text:p>
        </text:list-item>
        <text:list-item>
          <text:p text:style-name="P20"/>
        </text:list-item>
      </text:list>
      <text:list xml:id="list3153053818" text:style-name="WWNum40">
        <text:list-item>
          <text:p text:style-name="P21">‘a) Wat is een randvoorwaarde?</text:p>
        </text:list-item>
      </text:list>
      <text:p text:style-name="List_20_Paragraph"><text:span text:style-name="T1">Stel je aan een ander dan het team, brengt resultaat in tijd of kwaliteit in gevaar, kun je als team geen veranwoordelijkheid voor nemen. Zie toelichting pva 3.1</text:span></text:p>
      <text:p text:style-name="P38">b) Wanneer is een randvoorwaarde goed geformuleerd?</text:p>
      <text:p text:style-name="P38"><text:span text:style-name="T1">5xW 1x H of SMART</text:span></text:p>
      <text:p text:style-name="P38">c) Is de randvoorwaarde zoals hieronder in het kader geformuleerd correct? Motiveer je antwoord</text:p>
      <text:p text:style-name="P17"/>
      <text:p text:style-name="P17"><draw:custom-shape text:anchor-type="char" draw:z-index="2" draw:name="Tekstvak 3" draw:style-name="gr1" draw:text-style-name="P46" svg:width="6.2185in" svg:height="0.4606in" svg:x="0.1028in" svg:y="0.0217in"><text:p text:style-name="Frame_20_contents">De toolstack, met daarin ondermeer het scrumboard en de repositories is tijdens het project beschikbaar.</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text:span text:style-name="T1">nee niet correct, je kunt in je beantwoording SMART of 5xW 1xH gebruiken, allebei hoeft niet:</text:span></text:p>
      <text:p text:style-name="Standard"><text:span text:style-name="T1">onduidelijk aan </text:span><text:span text:style-name="T2">wie</text:span><text:span text:style-name="T1"> eis gesteld&gt; </text:span><text:span text:style-name="T2">acceptabel/aanwijsbaar</text:span></text:p>
      <text:p text:style-name="Standard"><text:span text:style-name="T2">wanneer</text:span><text:span text:style-name="T1"> moet die stack er zijn </text:span><text:span text:style-name="T2">Tijd</text:span></text:p>
      <text:p text:style-name="Standard"><text:span text:style-name="T1">ondermeer is niet </text:span><text:span text:style-name="T2">specifiek en dus niet meetbaar</text:span><text:span text:style-name="T1">, </text:span><text:span text:style-name="T2">wat</text:span><text:span text:style-name="T1"> is de toolstack, waar bestaat die uit?</text:span></text:p>
      <text:p text:style-name="Standard"><text:soft-page-break/><text:span text:style-name="T2">Waarom</text:span><text:span text:style-name="T1"> is niet aangegeven, is niet heel problematisch</text:span></text:p>
      <text:p text:style-name="Standard"><text:span text:style-name="T2">Waar </text:span><text:span text:style-name="T1">moet die toolstack worden ‘afgeleverd’?</text:span></text:p>
      <text:p text:style-name="Standard"><text:span text:style-name="T2">Hoe </text:span><text:span text:style-name="T1">is hier minder relevant</text:span></text:p>
      <text:p text:style-name="Standard"><text:span text:style-name="T1">Het is wel een </text:span><text:span text:style-name="T2">realistische</text:span><text:span text:style-name="T1"> vraag</text:span></text:p>
      <text:list xml:id="list1565269529" text:style-name="WWNum38">
        <text:list-item>
          <text:p text:style-name="P22">a) Wat is een projectgrens?</text:p>
        </text:list-item>
      </text:list>
      <text:list xml:id="list394502277" text:style-name="WWNum39">
        <text:list-item>
          <text:p text:style-name="P23">Is onderstaande projectgrens goed geformuleerd, motiveer je antwoord?</text:p>
        </text:list-item>
      </text:list>
      <text:p text:style-name="Standard"><draw:custom-shape text:anchor-type="char" draw:z-index="1" draw:name="Tekstvak 2" draw:style-name="gr1" draw:text-style-name="P46" svg:width="6.2185in" svg:height="0.4606in" svg:x="0in" svg:y="-0.0008in"><text:p text:style-name="Frame_20_contents">Een user interface is nodig zodat de opdrachtgever toegang heeft tot de functies van de applicatie, maar deze interface hoeft niet geschikt te zijn voor gebruik door een eindgebruiker</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list xml:id="list3029104689" text:style-name="WWNum35">
        <text:list-item>
          <text:p text:style-name="P24"><text:span text:style-name="T1">Projectgrens is dat wat je in het project nét niet meer oplevert&gt; daarover zou verwarring tussen team en opdrachtgever kunnen ontstaan</text:span></text:p>
        </text:list-item>
        <text:list-item>
          <text:p text:style-name="P24"><text:span text:style-name="T1">Ja dit is goed geformuleerd of <text:s/>(ook een goed antwoord) het is niet helemaal strak wat ‘geschikt voor eindgebruiker’ is, maar het zit wel goed in de richting</text:span></text:p>
        </text:list-item>
      </text:list>
      <text:p text:style-name="P32"/>
      <text:p text:style-name="P32"/>
      <text:p text:style-name="Standard"/>
      <text:list xml:id="list160130943381680" text:continue-list="list1565269529" text:style-name="WWNum38">
        <text:list-item>
          <text:p text:style-name="P22">a) Wanneer is een risico het waard om in de risicotabel te worden opgenomen?</text:p>
        </text:list-item>
      </text:list>
      <text:p text:style-name="Standard"><text:span text:style-name="T1">Als het buiten de macht van het team ligt, én niet elders in het plan van aanpak kan worden weggeregeld, daarbij moet de opdrachtgever het ‘kopen’, dus je mag hem of jezelf niet diskwalificeren.</text:span></text:p>
      <text:p text:style-name="List_20_Paragraph">b)Is het in onderstaande tabel genoemde risico inderdaad een risico, gegeven je definitie bij a?</text:p>
      <text:p text:style-name="Standard"><text:span text:style-name="T1">Ja, hardware kan er uiteindelijk gewoon mee ophouden</text:span></text:p>
      <text:list xml:id="list160131579326560" text:continue-list="list3029104689" text:style-name="WWNum35">
        <text:list-item>
          <text:p text:style-name="P24">Is de tegenmaatregel correct? Motiveer je antwoord</text:p>
        </text:list-item>
      </text:list>
      <text:p text:style-name="Standard"><text:span text:style-name="T1">Ja, tegenmaatregel zorgt voor verkleining van je risico, deze procedure kan daarvoor ingezet worden</text:span></text:p>
      <text:list xml:id="list160130722524633" text:continue-numbering="true" text:style-name="WWNum35">
        <text:list-item>
          <text:p text:style-name="P24">Is de uitwijkstrategie correct? Motiveer je antwoord.</text:p>
        </text:list-item>
      </text:list>
      <text:p text:style-name="Standard"><text:span text:style-name="T1">Ja, dit kan, maar er moet wel zeker worden gesteld dat nieuwe hardware op tijd kan komen. Alternatief antwoord: scope/prioriteiten van het project wijzigen</text:span></text:p>
      <text:p text:style-name="P3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9"><text:span text:style-name="T7">Risico</text:span></text:p>
            <text:p text:style-name="P40"/>
          </table:table-cell>
          <table:table-cell table:style-name="Table1.A1" office:value-type="string">
            <text:p text:style-name="P39"><text:span text:style-name="T7">Kans (groot-middel-klein)</text:span></text:p>
          </table:table-cell>
          <table:table-cell table:style-name="Table1.A1" office:value-type="string">
            <text:p text:style-name="P39"><text:span text:style-name="T7">Impact (groot-middel-klein)</text:span></text:p>
          </table:table-cell>
          <table:table-cell table:style-name="Table1.A1" office:value-type="string">
            <text:p text:style-name="P39"><text:span text:style-name="T7">Tegenmaatregel</text:span></text:p>
          </table:table-cell>
          <table:table-cell table:style-name="Table1.A1" office:value-type="string">
            <text:p text:style-name="P39"><text:span text:style-name="T7">Uitwijkstrategie</text:span></text:p>
          </table:table-cell>
        </table:table-row>
        <table:table-row table:style-name="Table1.1">
          <table:table-cell table:style-name="Table1.A1" office:value-type="string">
            <text:p text:style-name="P39">Hardware werkt niet meer</text:p>
          </table:table-cell>
          <table:table-cell table:style-name="Table1.A1" office:value-type="string">
            <text:p text:style-name="P39">Middel</text:p>
          </table:table-cell>
          <table:table-cell table:style-name="Table1.A1" office:value-type="string">
            <text:p text:style-name="P39">Klein</text:p>
          </table:table-cell>
          <table:table-cell table:style-name="Table1.A1" office:value-type="string">
            <text:p text:style-name="P39">Controleren of alle draden goed zitten, voordat de controller wordt aangezet.</text:p>
          </table:table-cell>
          <table:table-cell table:style-name="Table1.A1" office:value-type="string">
            <text:p text:style-name="P39">Nieuwe hardware aanvragen bij de docent of bestellen.</text:p>
            <text:p text:style-name="P34"/>
          </table:table-cell>
        </table:table-row>
      </table:table>
      <text:p text:style-name="P36"/>
      <text:p text:style-name="Standard"><text:span text:style-name="T7">Projectmethode <text:s/></text:span></text:p>
      <text:p text:style-name="P41"/>
      <text:p text:style-name="Standard"><text:span text:style-name="T13">LET OP: Vraag 16 beantwoord je </text:span><text:span text:style-name="T14">alleen</text:span><text:span text:style-name="T13"> als je in Semester 2 OSM volgde; vraag 17 beantwoord je alleen als je in Semester 2 IoT volgde <text:s/></text:span></text:p>
      <text:p text:style-name="P13"/>
      <text:p text:style-name="P13"/>
      <text:p text:style-name="P17"><text:span text:style-name="T11">Vraag 16</text:span></text:p>
      <text:list xml:id="list2256380560" text:style-name="WWNum28">
        <text:list-item>
          <text:p text:style-name="P25"><text:soft-page-break/><text:span text:style-name="T12">Wat is incrementeel werken? (1 pt)</text:span></text:p>
        </text:list-item>
      </text:list>
      <text:p text:style-name="Standard"><text:span text:style-name="T4">H2.2 reader projectmanagement</text:span></text:p>
      <text:p text:style-name="P43"/>
      <text:list xml:id="list160131441692444" text:continue-numbering="true" text:style-name="WWNum28">
        <text:list-item>
          <text:p text:style-name="P25"><text:span text:style-name="T12">Is er sprake van incrementen bij Scrum? Motiveer je antwoord (2 pt)</text:span></text:p>
        </text:list-item>
      </text:list>
      <text:p text:style-name="Standard"><text:span text:style-name="T12">Ja einde sprint </text:span></text:p>
      <text:list xml:id="list160132025336467" text:continue-numbering="true" text:style-name="WWNum28">
        <text:list-item>
          <text:p text:style-name="P25"><text:span text:style-name="T12">Noem 3 ceremonies die deel uitmaken van de scrumsystematiek (3 pt)</text:span></text:p>
        </text:list-item>
      </text:list>
      <text:p text:style-name="P44"><text:span text:style-name="T5">Zie reader Scrum, kies uit: sprint, sprintplanning, DSU, sprint review, sprint retrospective</text:span></text:p>
      <text:list xml:id="list160131874006514" text:continue-numbering="true" text:style-name="WWNum28">
        <text:list-item>
          <text:p text:style-name="P25"><text:span text:style-name="T12">Wat is het doel van de productbacklog? (1 pt)</text:span></text:p>
        </text:list-item>
      </text:list>
      <text:p text:style-name="Standard"><text:span text:style-name="T5">Zie reader scrum H Scrum artefacten&gt; product backlog</text:span></text:p>
      <text:list xml:id="list160130807753084" text:continue-numbering="true" text:style-name="WWNum28">
        <text:list-item>
          <text:p text:style-name="P25"><text:span text:style-name="T12">Noem één verschil tussen scrum op school en scrum zoals beschreven in de scrum guide</text:span></text:p>
        </text:list-item>
      </text:list>
      <text:p text:style-name="P13"/>
      <text:p text:style-name="Standard"><text:span text:style-name="T4">Zie reader scrum H De praktijk en op school</text:span></text:p>
      <text:p text:style-name="P35"/>
      <text:p text:style-name="Standard"><text:span text:style-name="T6">Antwoorden in de reader projectmanagement en de reader scrum</text:span></text:p>
      <text:p text:style-name="P35"/>
      <text:p text:style-name="Standard"><text:span text:style-name="T13">LET OP: De volgende vraag (17) beantwoord je </text:span><text:span text:style-name="T14">alleen</text:span><text:span text:style-name="T13"> als je in Semester 2 IoT volgde; als je OSM volgde ben je nu klaar met de toets <text:s/></text:span></text:p>
      <text:p text:style-name="P41"/>
      <text:p text:style-name="P17"><text:span text:style-name="T11">Vraag 17</text:span></text:p>
      <text:list xml:id="list1288214546" text:style-name="WWNum31">
        <text:list-item>
          <text:p text:style-name="P26"><text:span text:style-name="T12">Wat is incrementeel werken? (1 pt)</text:span></text:p>
        </text:list-item>
      </text:list>
      <text:p text:style-name="Standard"><text:span text:style-name="T4">H2.2 reader projectmanagement</text:span></text:p>
      <text:list xml:id="list160130960876375" text:continue-numbering="true" text:style-name="WWNum31">
        <text:list-item>
          <text:p text:style-name="P26"><text:span text:style-name="T12">Is er sprake van incrementen bij prototyping? Motiveer je antwoord (2 pt)</text:span></text:p>
        </text:list-item>
      </text:list>
      <text:p text:style-name="Standard"><text:span text:style-name="T4">Ieder nieuw prototype/onderdeel is een increment</text:span></text:p>
      <text:list xml:id="list160131903063919" text:continue-numbering="true" text:style-name="WWNum31">
        <text:list-item>
          <text:p text:style-name="P26"><text:span text:style-name="T12">Scrum kent de product backlog. Welk artefact uit Prototyping correspondeert hiermee? (1 pt)</text:span></text:p>
        </text:list-item>
      </text:list>
      <text:p text:style-name="Standard"><text:span text:style-name="T4">Het prototype dat de architectuur valideert, zie tabel 1 reader prototyping</text:span></text:p>
      <text:list xml:id="list160132064708637" text:continue-numbering="true" text:style-name="WWNum31">
        <text:list-item>
          <text:p text:style-name="P26"><text:span text:style-name="T12">Wat doe je 3x uit je timebox bent gelopen bij prototyping? (1 pt)</text:span></text:p>
        </text:list-item>
      </text:list>
      <text:p text:style-name="Standard"><text:span text:style-name="T4">Zie hoofdstuk 7.2 reader prototyping, uitgangspunt 4: eerst overleggen met opdrachtgever, om te beslissen of je verder gaat met deze taak of dat er andere prioriteiten worden gesteld</text:span></text:p>
      <text:p text:style-name="P42"/>
      <text:p text:style-name="P45"/>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en" fo:country="US" style:letter-kerning="false" style:font-name-asian="Calibri1" style:font-size-asian="10pt" style:language-asian="en" style:country-asian="US" style:font-name-complex="Arial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0pt" fo:language="en" fo:country="US" style:letter-kerning="false" style:font-name-asian="Calibri1" style:font-size-asian="10pt" style:language-asian="en" style:country-asian="US" style:font-name-complex="Arial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true" fo:line-height="108%" fo:text-align="start" style:justify-single-word="false" fo:orphans="2" fo:widows="2" style:writing-mode="lr-tb"/>
      <style:text-properties fo:language="nl" fo:country="N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Kop_20_1_20_Char" style:default-outline-level="1" style:list-style-name="" style:class="text">
      <style:paragraph-properties fo:margin-top="0.1665in" fo:margin-bottom="0in" style:contextual-spacing="tru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l" style:country-asian="NL"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loext:linked-style-name="Lijstalinea_20_Char">
      <style:paragraph-properties fo:margin-left="0.5in" fo:margin-right="0in"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Koptekst_20_Char" style:class="extra">
      <style:paragraph-properties fo:margin-top="0in" fo:margin-bottom="0in" style:contextual-spacing="true" fo:line-height="100%">
        <style:tab-stops>
          <style:tab-stop style:position="3.25in" style:type="center"/>
          <style:tab-stop style:position="6.5in" style:type="right"/>
        </style:tab-stops>
      </style:paragraph-properties>
    </style:style>
    <style:style style:name="Footer" style:family="paragraph" style:parent-style-name="Standard" loext:linked-style-name="Voettekst_20_Char" style:class="extra">
      <style:paragraph-properties fo:margin-top="0in" fo:margin-bottom="0in" style:contextual-spacing="tru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Lijstalinea_20_Char" style:display-name="Lijstalinea Char" style:family="text" style:parent-style-name="Default_20_Paragraph_20_Font" loext:linked-style-name="List_20_Paragraph">
      <style:text-properties fo:language="nl" fo:country="NL"/>
    </style:style>
    <style:style style:name="Kop_20_1_20_Char" style:display-name="Kop 1 Char" style:family="text" style:parent-style-name="Default_20_Paragraph_20_Font" loext:linked-style-name="Heading_20_1">
      <style:text-properties fo:color="#2e74b5" loext:opacity="100%" style:font-name="Calibri Light" fo:font-family="'Calibri Light'" style:font-family-generic="roman" style:font-pitch="variable" fo:font-size="16pt" fo:language="nl" fo:country="NL" style:font-name-asian="F" style:font-family-generic-asian="system" style:font-pitch-asian="variable" style:font-size-asian="16pt" style:font-name-complex="F" style:font-family-generic-complex="system" style:font-pitch-complex="variable" style:font-size-complex="16pt"/>
    </style:style>
    <style:style style:name="Koptekst_20_Char" style:display-name="Koptekst Char" style:family="text" style:parent-style-name="Default_20_Paragraph_20_Font" loext:linked-style-name="Header">
      <style:text-properties fo:language="nl" fo:country="NL"/>
    </style:style>
    <style:style style:name="Voettekst_20_Char" style:display-name="Voettekst Char" style:family="text" style:parent-style-name="Default_20_Paragraph_20_Font" loext:linked-style-name="Footer">
      <style:text-properties fo:language="nl" fo:country="NL"/>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use-window-font-color="true" loext:opacity="0%"/>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use-window-font-color="true" loext:opacity="0%"/>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color="#000000" loext:opacity="100%"/>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asian="Times New Roman1" style:font-family-asian="'Times New Roman'" style:font-family-generic-asian="system" style:font-pitch-asian="variable"/>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style:use-window-font-color="true" loext:opacity="0%"/>
    </style:style>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text:start-value="5">
        <style:list-level-properties text:list-level-position-and-space-mode="label-alignment">
          <style:list-level-label-alignment text:label-followed-by="listtab" fo:text-indent="-0.25in" fo:margin-left="0.2917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5">
        <style:list-level-properties text:list-level-position-and-space-mode="label-alignment">
          <style:list-level-label-alignment text:label-followed-by="listtab" fo:text-indent="-0.25in" fo:margin-left="0.2917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0.5417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9" loext:num-list-format="–"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75in"/>
        </style:list-level-properties>
        <style:text-properties fo:font-family="Arial"/>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format="1" text:start-value="14">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text:start-value="2">
        <style:list-level-properties text:list-level-position-and-space-mode="label-alignment">
          <style:list-level-label-alignment text:label-followed-by="listtab" fo:text-indent="-0.25in" fo:margin-left="0.7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format="1" text:start-value="15">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Pagina <text:span text:style-name="MT1"><text:page-number text:select-page="current">6</text:page-number></text:span><text:s/>van <text:span text:style-name="MT1"><text:page-count>6</text:page-count></text:span></text:p>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cobs Tineke</meta:initial-creator>
    <meta:editing-cycles>18</meta:editing-cycles>
    <meta:print-date>2021-03-30T10:03:00</meta:print-date>
    <meta:creation-date>2022-01-24T13:40:00</meta:creation-date>
    <dc:date>2024-03-25T16:01:30.598799091</dc:date>
    <meta:editing-duration>PT21M14S</meta:editing-duration>
    <meta:generator>LibreOffice/7.3.7.2$Linux_X86_64 LibreOffice_project/30$Build-2</meta:generator>
    <meta:document-statistic meta:table-count="1" meta:image-count="0" meta:object-count="0" meta:page-count="6" meta:paragraph-count="148" meta:word-count="2258" meta:character-count="13616" meta:non-whitespace-character-count="11532"/>
    <meta:user-defined meta:name="AppVersion">16.0000</meta:user-defined>
    <meta:user-defined meta:name="Company">Hogeschool van Arnhem en Nijmegen</meta:user-defined>
    <meta:user-defined meta:name="ContentTypeId">0x010100C7474167A74D7F4DAFA235C0728611AB</meta:user-defined>
    <meta:template xlink:type="simple" xlink:actuate="onRequest" xlink:title="Normal" xlink:href=""/>
  </office:meta>
</office:document-meta>
</file>